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list-style-name="L2"/>
    <style:style style:name="P4" style:family="paragraph" style:parent-style-name="Heading_20_2" style:list-style-name="L3"/>
    <style:style style:name="P5" style:family="paragraph" style:parent-style-name="Index_20_1">
      <style:paragraph-properties>
        <style:tab-stops>
          <style:tab-stop style:position="17cm" style:type="right" style:leader-style="dotted" style:leader-text="."/>
        </style:tab-stops>
      </style:paragraph-properties>
    </style:style>
    <style:style style:name="P6" style:family="paragraph" style:parent-style-name="Standard">
      <style:paragraph-properties fo:text-align="center" style:justify-single-word="false"/>
      <style:text-properties officeooo:rsid="000bdff6" officeooo:paragraph-rsid="000bdff6"/>
    </style:style>
    <style:style style:name="P7" style:family="paragraph" style:parent-style-name="Standard">
      <style:text-properties officeooo:rsid="000d1915" officeooo:paragraph-rsid="000d1915"/>
    </style:style>
    <style:style style:name="P8" style:family="paragraph" style:parent-style-name="Standard">
      <style:text-properties officeooo:paragraph-rsid="000d1915"/>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ome: Guilherme Diniz dos reis gomes</text:p>
      <text:p text:style-name="Standard"/>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text:a xlink:type="simple" xlink:href="#__RefHeading___Toc1152_900290064" text:style-name="Index_20_Link" text:visited-style-name="Index_20_Link">CAPÍTULO 1<text:tab/>2</text:a></text:p>
          <text:p text:style-name="P2"><text:a xlink:type="simple" xlink:href="#__RefHeading___Toc1154_900290064" text:style-name="Index_20_Link" text:visited-style-name="Index_20_Link">CAPÍTULO 2<text:tab/>3</text:a></text:p>
        </text:index-body>
      </text:table-of-content>
      <text:p text:style-name="Standard"/>
      <text:p text:style-name="Standard"><text:alphabetical-index-mark text:string-value="Capitulo 1"/></text:p>
      <text:list xml:id="list3982946596" text:style-name="L2">
        <text:list-item>
          <text:h text:style-name="P3" text:outline-level="1"><text:bookmark-start text:name="__RefHeading___Toc1152_900290064"/>CAPÍTULO 1<text:bookmark-end text:name="__RefHeading___Toc1152_900290064"/></text:h>
        </text:list-item>
      </text:list>
      <text:p text:style-name="P6"/>
      <text:p text:style-name="Standard">A vida digital está aumentando as capacidades humanas e interrompendo as atividades humanas antigas. Os sistemas baseados em código se espalharam para mais da metade dos habitantes do mundo em informações ambientais e conectividade, oferecendo oportunidades inimagináveis ​​e ameaças sem precedentes. À medida que a inteligência artificial (IA) emergente baseada em algoritmos continua a se espalhar, as pessoas ficarão melhores do que estão hoje?</text:p>
      <text:p text:style-name="Standard"/>
      <text:p text:style-name="P8">Cerca de 979 pioneiros tecnológicos, inovadores, desenvolvedores, líderes empresariais e políticos, pesquisadores e ativistas responderam a essa pergunta em uma pesquisa com especialistas realizada no verão de 2018.</text:p>
      <text:p text:style-name="Standard"/>
      <text:p text:style-name="Standard"/>
      <text:list xml:id="list3794380290" text:style-name="L3">
        <text:list-item>
          <text:list>
            <text:list-item>
              <text:h text:style-name="P4" text:outline-level="2"><text:bookmark-start text:name="__RefHeading___Toc1154_900290064"/>CAPÍTULO 2<text:bookmark-end text:name="__RefHeading___Toc1154_900290064"/></text:h>
            </text:list-item>
          </text:list>
        </text:list-item>
      </text:list>
      <text:p text:style-name="Standard"/>
      <text:p text:style-name="Standard">Especificamente, os participantes foram convidados a considerar o seguinte:</text:p>
      <text:p text:style-name="Standard"/>
      <text:p text:style-name="Standard">“Pense no ano de 2030. Os analistas esperam que as pessoas se tornem ainda mais dependentes da inteligência artificial (IA) em rede em sistemas digitais complexos. Alguns dizem que continuaremos no arco histórico de melhorar nossas vidas com resultados principalmente positivos à medida que implementamos amplamente essas ferramentas em rede. Alguns dizem que nossa crescente dependência dessa IA e sistemas relacionados provavelmente levará a dificuldades generalizada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Bullet_20_Symbols"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3T19:45:11.711000000</meta:creation-date>
    <dc:date>2023-01-23T20:03:48.050000000</dc:date>
    <meta:editing-duration>PT8M26S</meta:editing-duration>
    <meta:editing-cycles>1</meta:editing-cycles>
    <meta:document-statistic meta:table-count="0" meta:image-count="0" meta:object-count="0" meta:page-count="1" meta:paragraph-count="11" meta:word-count="186" meta:character-count="1297" meta:non-whitespace-character-count="1121"/>
    <meta:generator>LibreOffice/7.3.5.2$Windows_X86_64 LibreOffice_project/184fe81b8c8c30d8b5082578aee2fed2ea847c01</meta:generator>
  </office:meta>
</office:document-meta>
</file>